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d<office:annotation><dc:creator>Luc Saffre</dc:creator><dc:date>2011-12-27T07:35:43.75</dc:date><text:p text:style-name="P1"><text:span text:style-name="T2">do text</text:span></text:p><text:p text:style-name="P1"><text:span text:style-name="T2">from html(self.html()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style:page-number="auto"/>
      <style:text-properties style:font-name="Arial1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 style:master-page-name="">
      <style:paragraph-properties fo:keep-together="always" style:page-number="au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112998440" text:id="ct112998440">
            <text:insertion>
              <office:change-info>
                <dc:creator>Luc Saffre</dc:creator>
                <dc:date>2012-03-13T10:32:00</dc:date>
              </office:change-info>
            </text:insertion>
          </text:changed-region>
        </text:tracked-changes>
        <text:p text:style-name="Header"><text:change-start text:change-id="ct112998440"/><text:span text:style-name="MT1">self.main.title</text:span><text:change-end text:change-id="ct112998440"/><text:tab/><text:tab/>lk <text:page-number text:select-page="current">1</text:page-number></text:p>
      </style:header>
      <style:header-left>
        <text:tracked-changes>
          <text:changed-region xml:id="ct113361144" text:id="ct113361144">
            <text:insertion>
              <office:change-info>
                <dc:creator>Luc Saffre</dc:creator>
                <dc:date>2012-03-13T10:32:00</dc:date>
              </office:change-info>
            </text:insertion>
          </text:changed-region>
        </text:tracked-changes>
        <text:p text:style-name="Header">lk <text:page-number text:select-page="current">2</text:page-number><text:tab/><text:tab/><text:change-start text:change-id="ct113361144"/><text:span text:style-name="MT1">self.main.title</text:span><text:change-end text:change-id="ct113361144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1-12-27T07:21:01.93</meta:creation-date>
    <dc:date>2012-03-13T10:33:32.85</dc:date>
    <dc:creator>Luc Saffre</dc:creator>
    <meta:editing-duration>PT4H2M48S</meta:editing-duration>
    <meta:editing-cycles>11</meta:editing-cycles>
    <meta:generator>LibreOffice/3.4$Win32 LibreOffice_project/340m1$Build-402</meta:generator>
    <meta:document-statistic meta:table-count="0" meta:image-count="0" meta:object-count="0" meta:page-count="1" meta:paragraph-count="3" meta:word-count="8" meta:character-count="45" meta:non-whitespace-character-count="39"/>
  </office:meta>
</office:document-meta>
</file>